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orndale AMT" svg:font-family="'Thorndale AMT'"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rem Ipsum!</text:p>
      <text:p text:style-name="Text_20_body">Lorem ipsum dolor sit amet, consectetur adipiscing elit. Aenean aliquam in ligula imperdiet ullamcorper. Nunc augue ligula, facilisis quis tempus sit amet, efficitur quis est. In vitae sapien sit amet tortor rhoncus iaculis. Donec mattis porttitor leo a euismod. Nunc tincidunt mauris sed neque varius sodales. Cras eget justo ut dui tempus condimentum vitae vel tellus. Donec venenatis dui at odio posuere, vitae semper eros sodales. Vestibulum ornare laoreet augue sed rutrum. Etiam laoreet nec neque interdum ultricies. Integer rhoncus, dui sed tempus consectetur, lacus risus pretium metus, id dapibus felis mauris sit amet est. Vivamus molestie pharetra tellus. </text:p>
      <text:section text:style-name="Sect1" text:name="lipsum">
        <text:p text:style-name="Text_20_body">Sed blandit convallis mattis. Phasellus vulputate sit amet mauris eu facilisis. Etiam suscipit erat sed ligula feugiat, quis dignissim nulla pharetra. Fusce a ex quis mauris ultrices gravida quis sed lectus. Mauris aliquet tellus in arcu porttitor scelerisque. Nam in est porttitor mi congue vehicula. Lorem ipsum dolor sit amet, consectetur adipiscing elit. Sed aliquet lacus nec elit lobortis, et posuere nunc dapibus. Sed vitae sagittis leo. Nullam convallis euismod tortor, non finibus quam egestas ut. Maecenas interdum, nibh porttitor dapibus bibendum, eros dolor interdum dolor, et sagittis magna ipsum nec augue. Ut risus leo, iaculis et eros sed, fringilla porta magna. Nam feugiat velit vitae sollicitudin aliquam. Cras sit amet tellus iaculis, euismod erat non, maximus erat. Fusce ullamcorper arcu sed leo sodales varius. Etiam vulputate ut ligula non vehicula. </text:p>
        <text:p text:style-name="Text_20_body">Donec nec mollis odio. Nullam vel odio eget enim hendrerit rutrum a id sapien. In iaculis mi at diam rutrum, quis vestibulum massa fermentum. Fusce gravida sodales commodo. Morbi ultricies placerat ullamcorper. Sed ac massa ultricies, porta dolor vel, tristique ligula. Donec id nisi vel sem scelerisque eleifend. Nunc dignissim magna purus, vitae aliquet mi volutpat ac. </text:p>
        <text:p text:style-name="Text_20_body">Nullam dignissim, nibh sed fringilla eleifend, lacus est blandit massa, non lacinia ligula quam at neque. Etiam id congue arcu, et commodo sapien. Sed cursus, nunc imperdiet facilisis euismod, neque ex viverra dui, non finibus velit nisi convallis nisi. Vestibulum lobortis orci accumsan augue gravida cursus. Praesent commodo erat in elit placerat, vitae pharetra ante consequat. Vestibulum semper, justo vel elementum tempus, lectus risus lobortis neque, id tincidunt libero risus commodo nibh. Class aptent taciti sociosqu ad litora torquent per conubia nostra, per inceptos himenaeos. Sed ultricies ligula ligula, vitae varius nunc eleifend eu. Nulla sed elit at mi iaculis auctor. Mauris vestibulum eros imperdiet, dignissim dui id, vestibulum dui. Aenean turpis est, pellentesque quis tortor in, convallis condimentum elit. Duis mi nunc, feugiat sit amet ligula id, placerat lacinia ligula. Proin ultrices imperdiet libero, nec ornare nibh maximus eget. Sed ligula mi, efficitur vitae euismod non, finibus vel felis. Aliquam finibus lobortis leo sed lobortis. </text:p>
        <text:p text:style-name="Text_20_body">Vestibulum vitae dignissim quam. In euismod enim vitae massa pellentesque mattis nec quis libero. Cras rhoncus gravida mauris, eu finibus lorem dapibus non. Nulla fringilla est id orci congue aliquet. Vivamus malesuada ex vitae nunc mattis ullamcorper. Fusce a tortor non mauris mattis tempus vitae non lorem. Proin eu laoreet nisi. Curabitur nisi est, aliquet vitae aliquet ut, tincidunt id arcu. Vestibulum ex nunc, efficitur hendrerit sapien vel, tempus efficitur nisl. Nullam tempor neque augue, a pellentesque libero posuere dignissim. Vestibulum sed nibh posuere, convallis mi laoreet, tincidunt nibh. Maecenas sit amet sodales enim, molestie malesuada ex.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orndale AMT" svg:font-family="'Thorndale AMT'"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horndale AMT" fo:font-size="12pt" fo:language="de"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horndale AMT" fo:font-size="12pt" fo:language="de"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horndale AMT" fo:font-family="'Thorndale AMT'"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horndale AMT" fo:font-family="'Thorndale AMT'"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horndale AMT" fo:font-family="'Thorndale AMT'" style:font-family-generic="roman"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0T09:27:13.966448135</meta:creation-date>
    <dc:date>2020-05-30T09:28:49.750225905</dc:date>
    <meta:editing-duration>PT1M36S</meta:editing-duration>
    <meta:editing-cycles>1</meta:editing-cycles>
    <meta:document-statistic meta:table-count="0" meta:image-count="0" meta:object-count="0" meta:page-count="1" meta:paragraph-count="6" meta:word-count="542" meta:character-count="3654" meta:non-whitespace-character-count="3113"/>
    <meta:generator>LibreOffice/6.0.7.3$Linux_X86_64 LibreOffice_project/00m0$Build-3</meta:generator>
  </office:meta>
</office:document-meta>
</file>